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6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formula="of:= COM.MICROSOFT.CONCAT(&quot;♣&quot;; CELL(&quot;address&quot;))" office:value-type="string" office:string-value="♣$A$1" calcext:value-type="string">
            <text:p>♣$A$1</text:p>
          </table:table-cell>
          <table:table-cell table:formula="of:= COM.MICROSOFT.CONCAT(&quot;♣&quot;; CELL(&quot;address&quot;))" office:value-type="string" office:string-value="♣$B$1" calcext:value-type="string">
            <text:p>♣$B$1</text:p>
          </table:table-cell>
          <table:table-cell table:formula="of:= COM.MICROSOFT.CONCAT(&quot;♣&quot;; CELL(&quot;address&quot;))" office:value-type="string" office:string-value="♣$C$1" calcext:value-type="string">
            <text:p>♣$C$1</text:p>
          </table:table-cell>
          <table:table-cell table:formula="of:= COM.MICROSOFT.CONCAT(&quot;♣&quot;; CELL(&quot;address&quot;))" office:value-type="string" office:string-value="♣$D$1" calcext:value-type="string">
            <text:p>♣$D$1</text:p>
          </table:table-cell>
          <table:table-cell table:formula="of:= COM.MICROSOFT.CONCAT(&quot;♣&quot;; CELL(&quot;address&quot;))" office:value-type="string" office:string-value="♣$E$1" calcext:value-type="string">
            <text:p>♣$E$1</text:p>
          </table:table-cell>
          <table:table-cell table:formula="of:= COM.MICROSOFT.CONCAT(&quot;♠&quot;; CELL(&quot;address&quot;))" office:value-type="string" office:string-value="♠$F$1" calcext:value-type="string" table:number-columns-spanned="1" table:number-rows-spanned="2">
            <text:p>♠$F$1</text:p>
          </table:table-cell>
          <table:table-cell table:formula="of:= COM.MICROSOFT.CONCAT(&quot;♣&quot;; CELL(&quot;address&quot;))" office:value-type="string" office:string-value="♣$G$1" calcext:value-type="string">
            <text:p>♣$G$1</text:p>
          </table:table-cell>
          <table:table-cell table:formula="of:= COM.MICROSOFT.CONCAT(&quot;♣&quot;; CELL(&quot;address&quot;))" office:value-type="string" office:string-value="♣$H$1" calcext:value-type="string">
            <text:p>♣$H$1</text:p>
          </table:table-cell>
          <table:table-cell table:formula="of:= COM.MICROSOFT.CONCAT(&quot;♣&quot;; CELL(&quot;address&quot;))" office:value-type="string" office:string-value="♣$I$1" calcext:value-type="string">
            <text:p>♣$I$1</text:p>
          </table:table-cell>
          <table:table-cell table:formula="of:= COM.MICROSOFT.CONCAT(&quot;♣&quot;; CELL(&quot;address&quot;))" office:value-type="string" office:string-value="♣$J$1" calcext:value-type="string">
            <text:p>♣$J$1</text:p>
          </table:table-cell>
          <table:table-cell table:formula="of:= COM.MICROSOFT.CONCAT(&quot;♣&quot;; CELL(&quot;address&quot;))" office:value-type="string" office:string-value="♣$K$1" calcext:value-type="string">
            <text:p>♣$K$1</text:p>
          </table:table-cell>
          <table:table-cell table:formula="of:= COM.MICROSOFT.CONCAT(&quot;♣&quot;; CELL(&quot;address&quot;))" office:value-type="string" office:string-value="♣$L$1" calcext:value-type="string">
            <text:p>♣$L$1</text:p>
          </table:table-cell>
          <table:table-cell table:formula="of:= COM.MICROSOFT.CONCAT(&quot;♣&quot;; CELL(&quot;address&quot;))" office:value-type="string" office:string-value="♣$M$1" calcext:value-type="string">
            <text:p>♣$M$1</text:p>
          </table:table-cell>
          <table:table-cell table:formula="of:= COM.MICROSOFT.CONCAT(&quot;♣&quot;; CELL(&quot;address&quot;))" office:value-type="string" office:string-value="♣$N$1" calcext:value-type="string">
            <text:p>♣$N$1</text:p>
          </table:table-cell>
          <table:table-cell table:formula="of:= COM.MICROSOFT.CONCAT(&quot;♣&quot;; CELL(&quot;address&quot;))" office:value-type="string" office:string-value="♣$O$1" calcext:value-type="string">
            <text:p>♣$O$1</text:p>
          </table:table-cell>
          <table:table-cell table:formula="of:= COM.MICROSOFT.CONCAT(&quot;♣&quot;; CELL(&quot;address&quot;))" office:value-type="string" office:string-value="♣$P$1" calcext:value-type="string">
            <text:p>♣$P$1</text:p>
          </table:table-cell>
          <table:table-cell table:formula="of:= COM.MICROSOFT.CONCAT(&quot;♣&quot;; CELL(&quot;address&quot;))" office:value-type="string" office:string-value="♣$Q$1" calcext:value-type="string">
            <text:p>♣$Q$1</text:p>
          </table:table-cell>
          <table:table-cell table:formula="of:= COM.MICROSOFT.CONCAT(&quot;♣&quot;; CELL(&quot;address&quot;))" office:value-type="string" office:string-value="♣$R$1" calcext:value-type="string">
            <text:p>♣$R$1</text:p>
          </table:table-cell>
          <table:table-cell table:formula="of:= COM.MICROSOFT.CONCAT(&quot;♣&quot;; CELL(&quot;address&quot;))" office:value-type="string" office:string-value="♣$S$1" calcext:value-type="string">
            <text:p>♣$S$1</text:p>
          </table:table-cell>
          <table:table-cell table:formula="of:= COM.MICROSOFT.CONCAT(&quot;♣&quot;; CELL(&quot;address&quot;))" office:value-type="string" office:string-value="♣$T$1" calcext:value-type="string">
            <text:p>♣$T$1</text:p>
          </table:table-cell>
          <table:table-cell table:formula="of:= COM.MICROSOFT.CONCAT(&quot;♣&quot;; CELL(&quot;address&quot;))" office:value-type="string" office:string-value="♣$U$1" calcext:value-type="string">
            <text:p>♣$U$1</text:p>
          </table:table-cell>
          <table:table-cell table:formula="of:= COM.MICROSOFT.CONCAT(&quot;♣&quot;; CELL(&quot;address&quot;))" office:value-type="string" office:string-value="♣$V$1" calcext:value-type="string">
            <text:p>♣$V$1</text:p>
          </table:table-cell>
          <table:table-cell table:formula="of:= COM.MICROSOFT.CONCAT(&quot;♣&quot;; CELL(&quot;address&quot;))" office:value-type="string" office:string-value="♣$W$1" calcext:value-type="string">
            <text:p>♣$W$1</text:p>
          </table:table-cell>
          <table:table-cell table:formula="of:= COM.MICROSOFT.CONCAT(&quot;♣&quot;; CELL(&quot;address&quot;))" office:value-type="string" office:string-value="♣$X$1" calcext:value-type="string">
            <text:p>♣$X$1</text:p>
          </table:table-cell>
          <table:table-cell table:formula="of:= COM.MICROSOFT.CONCAT(&quot;♣&quot;; CELL(&quot;address&quot;))" office:value-type="string" office:string-value="♣$Y$1" calcext:value-type="string">
            <text:p>♣$Y$1</text:p>
          </table:table-cell>
          <table:table-cell table:formula="of:= COM.MICROSOFT.CONCAT(&quot;♣&quot;; CELL(&quot;address&quot;))" office:value-type="string" office:string-value="♣$Z$1" calcext:value-type="string">
            <text:p>♣$Z$1</text:p>
          </table:table-cell>
          <table:table-cell table:formula="of:= COM.MICROSOFT.CONCAT(&quot;♣&quot;; CELL(&quot;address&quot;))" office:value-type="string" office:string-value="♣$AA$1" calcext:value-type="string">
            <text:p>♣$AA$1</text:p>
          </table:table-cell>
          <table:table-cell table:formula="of:= COM.MICROSOFT.CONCAT(&quot;♣&quot;; CELL(&quot;address&quot;))" office:value-type="string" office:string-value="♣$AB$1" calcext:value-type="string">
            <text:p>♣$AB$1</text:p>
          </table:table-cell>
          <table:table-cell table:formula="of:= COM.MICROSOFT.CONCAT(&quot;♣&quot;; CELL(&quot;address&quot;))" office:value-type="string" office:string-value="♣$AC$1" calcext:value-type="string">
            <text:p>♣$AC$1</text:p>
          </table:table-cell>
          <table:table-cell table:formula="of:= COM.MICROSOFT.CONCAT(&quot;♣&quot;; CELL(&quot;address&quot;))" office:value-type="string" office:string-value="♣$AD$1" calcext:value-type="string">
            <text:p>♣$AD$1</text:p>
          </table:table-cell>
          <table:table-cell table:formula="of:= COM.MICROSOFT.CONCAT(&quot;♣&quot;; CELL(&quot;address&quot;))" office:value-type="string" office:string-value="♣$AE$1" calcext:value-type="string">
            <text:p>♣$AE$1</text:p>
          </table:table-cell>
          <table:table-cell table:formula="of:= COM.MICROSOFT.CONCAT(&quot;♣&quot;; CELL(&quot;address&quot;))" office:value-type="string" office:string-value="♣$AF$1" calcext:value-type="string">
            <text:p>♣$AF$1</text:p>
          </table:table-cell>
          <table:table-cell table:formula="of:= COM.MICROSOFT.CONCAT(&quot;♣&quot;; CELL(&quot;address&quot;))" office:value-type="string" office:string-value="♣$AG$1" calcext:value-type="string">
            <text:p>♣$AG$1</text:p>
          </table:table-cell>
          <table:table-cell table:formula="of:= COM.MICROSOFT.CONCAT(&quot;♣&quot;; CELL(&quot;address&quot;))" office:value-type="string" office:string-value="♣$AH$1" calcext:value-type="string">
            <text:p>♣$AH$1</text:p>
          </table:table-cell>
          <table:table-cell table:formula="of:= COM.MICROSOFT.CONCAT(&quot;♣&quot;; CELL(&quot;address&quot;))" office:value-type="string" office:string-value="♣$AI$1" calcext:value-type="string">
            <text:p>♣$AI$1</text:p>
          </table:table-cell>
          <table:table-cell table:formula="of:= COM.MICROSOFT.CONCAT(&quot;♣&quot;; CELL(&quot;address&quot;))" office:value-type="string" office:string-value="♣$AJ$1" calcext:value-type="string">
            <text:p>♣$AJ$1</text:p>
          </table:table-cell>
          <table:table-cell table:formula="of:= COM.MICROSOFT.CONCAT(&quot;♣&quot;; CELL(&quot;address&quot;))" office:value-type="string" office:string-value="♣$AK$1" calcext:value-type="string">
            <text:p>♣$AK$1</text:p>
          </table:table-cell>
          <table:table-cell table:formula="of:= COM.MICROSOFT.CONCAT(&quot;♣&quot;; CELL(&quot;address&quot;))" office:value-type="string" office:string-value="♣$AL$1" calcext:value-type="string">
            <text:p>♣$AL$1</text:p>
          </table:table-cell>
          <table:table-cell table:formula="of:= COM.MICROSOFT.CONCAT(&quot;♣&quot;; CELL(&quot;address&quot;))" office:value-type="string" office:string-value="♣$AM$1" calcext:value-type="string">
            <text:p>♣$AM$1</text:p>
          </table:table-cell>
          <table:table-cell table:formula="of:= COM.MICROSOFT.CONCAT(&quot;♣&quot;; CELL(&quot;address&quot;))" office:value-type="string" office:string-value="♣$AN$1" calcext:value-type="string">
            <text:p>♣$AN$1</text:p>
          </table:table-cell>
          <table:table-cell table:formula="of:= COM.MICROSOFT.CONCAT(&quot;♣&quot;; CELL(&quot;address&quot;))" office:value-type="string" office:string-value="♣$AO$1" calcext:value-type="string">
            <text:p>♣$AO$1</text:p>
          </table:table-cell>
          <table:table-cell table:formula="of:= COM.MICROSOFT.CONCAT(&quot;♣&quot;; CELL(&quot;address&quot;))" office:value-type="string" office:string-value="♣$AP$1" calcext:value-type="string">
            <text:p>♣$AP$1</text:p>
          </table:table-cell>
          <table:table-cell table:formula="of:= COM.MICROSOFT.CONCAT(&quot;♣&quot;; CELL(&quot;address&quot;))" office:value-type="string" office:string-value="♣$AQ$1" calcext:value-type="string">
            <text:p>♣$AQ$1</text:p>
          </table:table-cell>
          <table:table-cell table:formula="of:= COM.MICROSOFT.CONCAT(&quot;♣&quot;; CELL(&quot;address&quot;))" office:value-type="string" office:string-value="♣$AR$1" calcext:value-type="string">
            <text:p>♣$AR$1</text:p>
          </table:table-cell>
          <table:table-cell table:formula="of:= COM.MICROSOFT.CONCAT(&quot;♣&quot;; CELL(&quot;address&quot;))" office:value-type="string" office:string-value="♣$AS$1" calcext:value-type="string">
            <text:p>♣$AS$1</text:p>
          </table:table-cell>
          <table:table-cell table:formula="of:= COM.MICROSOFT.CONCAT(&quot;♣&quot;; CELL(&quot;address&quot;))" office:value-type="string" office:string-value="♣$AT$1" calcext:value-type="string">
            <text:p>♣$AT$1</text:p>
          </table:table-cell>
          <table:table-cell table:formula="of:= COM.MICROSOFT.CONCAT(&quot;♣&quot;; CELL(&quot;address&quot;))" office:value-type="string" office:string-value="♣$AU$1" calcext:value-type="string">
            <text:p>♣$AU$1</text:p>
          </table:table-cell>
          <table:table-cell table:formula="of:= COM.MICROSOFT.CONCAT(&quot;♣&quot;; CELL(&quot;address&quot;))" office:value-type="string" office:string-value="♣$AV$1" calcext:value-type="string">
            <text:p>♣$AV$1</text:p>
          </table:table-cell>
          <table:table-cell table:formula="of:= COM.MICROSOFT.CONCAT(&quot;♣&quot;; CELL(&quot;address&quot;))" office:value-type="string" office:string-value="♣$AW$1" calcext:value-type="string">
            <text:p>♣$AW$1</text:p>
          </table:table-cell>
          <table:table-cell table:formula="of:= COM.MICROSOFT.CONCAT(&quot;♣&quot;; CELL(&quot;address&quot;))" office:value-type="string" office:string-value="♣$AX$1" calcext:value-type="string">
            <text:p>♣$AX$1</text:p>
          </table:table-cell>
          <table:table-cell table:formula="of:= COM.MICROSOFT.CONCAT(&quot;♣&quot;; CELL(&quot;address&quot;))" office:value-type="string" office:string-value="♣$AY$1" calcext:value-type="string">
            <text:p>♣$AY$1</text:p>
          </table:table-cell>
          <table:table-cell table:formula="of:= COM.MICROSOFT.CONCAT(&quot;♣&quot;; CELL(&quot;address&quot;))" office:value-type="string" office:string-value="♣$AZ$1" calcext:value-type="string">
            <text:p>♣$AZ$1</text:p>
          </table:table-cell>
          <table:table-cell table:formula="of:= COM.MICROSOFT.CONCAT(&quot;♣&quot;; CELL(&quot;address&quot;))" office:value-type="string" office:string-value="♣$BA$1" calcext:value-type="string">
            <text:p>♣$BA$1</text:p>
          </table:table-cell>
          <table:table-cell table:formula="of:= COM.MICROSOFT.CONCAT(&quot;♣&quot;; CELL(&quot;address&quot;))" office:value-type="string" office:string-value="♣$BB$1" calcext:value-type="string">
            <text:p>♣$BB$1</text:p>
          </table:table-cell>
          <table:table-cell table:formula="of:= COM.MICROSOFT.CONCAT(&quot;♣&quot;; CELL(&quot;address&quot;))" office:value-type="string" office:string-value="♣$BC$1" calcext:value-type="string">
            <text:p>♣$BC$1</text:p>
          </table:table-cell>
          <table:table-cell table:formula="of:= COM.MICROSOFT.CONCAT(&quot;♣&quot;; CELL(&quot;address&quot;))" office:value-type="string" office:string-value="♣$BD$1" calcext:value-type="string">
            <text:p>♣$BD$1</text:p>
          </table:table-cell>
          <table:table-cell table:formula="of:= COM.MICROSOFT.CONCAT(&quot;♣&quot;; CELL(&quot;address&quot;))" office:value-type="string" office:string-value="♣$BE$1" calcext:value-type="string">
            <text:p>♣$BE$1</text:p>
          </table:table-cell>
          <table:table-cell table:formula="of:= COM.MICROSOFT.CONCAT(&quot;♣&quot;; CELL(&quot;address&quot;))" office:value-type="string" office:string-value="♣$BF$1" calcext:value-type="string">
            <text:p>♣$BF$1</text:p>
          </table:table-cell>
          <table:table-cell table:formula="of:= COM.MICROSOFT.CONCAT(&quot;♣&quot;; CELL(&quot;address&quot;))" office:value-type="string" office:string-value="♣$BG$1" calcext:value-type="string">
            <text:p>♣$BG$1</text:p>
          </table:table-cell>
          <table:table-cell table:formula="of:= COM.MICROSOFT.CONCAT(&quot;♣&quot;; CELL(&quot;address&quot;))" office:value-type="string" office:string-value="♣$BH$1" calcext:value-type="string">
            <text:p>♣$BH$1</text:p>
          </table:table-cell>
          <table:table-cell table:formula="of:= COM.MICROSOFT.CONCAT(&quot;♣&quot;; CELL(&quot;address&quot;))" office:value-type="string" office:string-value="♣$BI$1" calcext:value-type="string">
            <text:p>♣$BI$1</text:p>
          </table:table-cell>
          <table:table-cell table:formula="of:= COM.MICROSOFT.CONCAT(&quot;♣&quot;; CELL(&quot;address&quot;))" office:value-type="string" office:string-value="♣$BJ$1" calcext:value-type="string">
            <text:p>♣$BJ$1</text:p>
          </table:table-cell>
          <table:table-cell table:formula="of:= COM.MICROSOFT.CONCAT(&quot;♣&quot;; CELL(&quot;address&quot;))" office:value-type="string" office:string-value="♣$BK$1" calcext:value-type="string">
            <text:p>♣$BK$1</text:p>
          </table:table-cell>
          <table:table-cell/>
          <table:table-cell table:formula="of:= COM.MICROSOFT.CONCAT(&quot;♣&quot;; CELL(&quot;address&quot;))" office:value-type="string" office:string-value="♣$BM$1" calcext:value-type="string">
            <text:p>♣$BM$1</text:p>
          </table:table-cell>
          <table:table-cell/>
          <table:table-cell table:formula="of:=COM.MICROSOFT.CONCAT(&quot;♦&quot;; CELL(&quot;address&quot;))" office:value-type="string" office:string-value="♦$BO$1" calcext:value-type="string" table:number-columns-spanned="2" table:number-rows-spanned="1">
            <text:p>♦$BO$1</text:p>
          </table:table-cell>
          <table:covered-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 COM.MICROSOFT.CONCAT(&quot;♣&quot;; CELL(&quot;address&quot;))" office:value-type="string" office:string-value="♣$A$2" calcext:value-type="string">
            <text:p>♣$A$2</text:p>
          </table:table-cell>
          <table:table-cell table:formula="of:= COM.MICROSOFT.CONCAT(&quot;♣&quot;; CELL(&quot;address&quot;))" office:value-type="string" office:string-value="♣$B$2" calcext:value-type="string">
            <text:p>♣$B$2</text:p>
          </table:table-cell>
          <table:table-cell table:formula="of:= COM.MICROSOFT.CONCAT(&quot;♣&quot;; CELL(&quot;address&quot;))" office:value-type="string" office:string-value="♣$C$2" calcext:value-type="string">
            <text:p>♣$C$2</text:p>
          </table:table-cell>
          <table:table-cell table:formula="of:= COM.MICROSOFT.CONCAT(&quot;♣&quot;; CELL(&quot;address&quot;))" office:value-type="string" office:string-value="♣$D$2" calcext:value-type="string">
            <text:p>♣$D$2</text:p>
          </table:table-cell>
          <table:table-cell table:formula="of:= COM.MICROSOFT.CONCAT(&quot;♣&quot;; CELL(&quot;address&quot;))" office:value-type="string" office:string-value="♣$E$2" calcext:value-type="string">
            <text:p>♣$E$2</text:p>
          </table:table-cell>
          <table:covered-table-cell table:formula="of:= COM.MICROSOFT.CONCAT(&quot;♣&quot;; CELL(&quot;address&quot;))" office:value-type="string" office:string-value="♣$F$2" calcext:value-type="string">
            <text:p>♣$F$2</text:p>
          </table:covered-table-cell>
          <table:table-cell table:formula="of:= COM.MICROSOFT.CONCAT(&quot;♣&quot;; CELL(&quot;address&quot;))" office:value-type="string" office:string-value="♣$G$2" calcext:value-type="string">
            <text:p>♣$G$2</text:p>
          </table:table-cell>
          <table:table-cell table:formula="of:= COM.MICROSOFT.CONCAT(&quot;♣&quot;; CELL(&quot;address&quot;))" office:value-type="string" office:string-value="♣$H$2" calcext:value-type="string">
            <text:p>♣$H$2</text:p>
          </table:table-cell>
          <table:table-cell table:formula="of:= COM.MICROSOFT.CONCAT(&quot;♣&quot;; CELL(&quot;address&quot;))" office:value-type="string" office:string-value="♣$I$2" calcext:value-type="string">
            <text:p>♣$I$2</text:p>
          </table:table-cell>
          <table:table-cell table:formula="of:= COM.MICROSOFT.CONCAT(&quot;♣&quot;; CELL(&quot;address&quot;))" office:value-type="string" office:string-value="♣$J$2" calcext:value-type="string">
            <text:p>♣$J$2</text:p>
          </table:table-cell>
          <table:table-cell table:formula="of:= COM.MICROSOFT.CONCAT(&quot;♣&quot;; CELL(&quot;address&quot;))" office:value-type="string" office:string-value="♣$K$2" calcext:value-type="string">
            <text:p>♣$K$2</text:p>
          </table:table-cell>
          <table:table-cell table:formula="of:= COM.MICROSOFT.CONCAT(&quot;♣&quot;; CELL(&quot;address&quot;))" office:value-type="string" office:string-value="♣$L$2" calcext:value-type="string">
            <text:p>♣$L$2</text:p>
          </table:table-cell>
          <table:table-cell table:formula="of:= COM.MICROSOFT.CONCAT(&quot;♣&quot;; CELL(&quot;address&quot;))" office:value-type="string" office:string-value="♣$M$2" calcext:value-type="string">
            <text:p>♣$M$2</text:p>
          </table:table-cell>
          <table:table-cell table:formula="of:= COM.MICROSOFT.CONCAT(&quot;♣&quot;; CELL(&quot;address&quot;))" office:value-type="string" office:string-value="♣$N$2" calcext:value-type="string">
            <text:p>♣$N$2</text:p>
          </table:table-cell>
          <table:table-cell table:formula="of:= COM.MICROSOFT.CONCAT(&quot;♣&quot;; CELL(&quot;address&quot;))" office:value-type="string" office:string-value="♣$O$2" calcext:value-type="string">
            <text:p>♣$O$2</text:p>
          </table:table-cell>
          <table:table-cell table:formula="of:= COM.MICROSOFT.CONCAT(&quot;♣&quot;; CELL(&quot;address&quot;))" office:value-type="string" office:string-value="♣$P$2" calcext:value-type="string">
            <text:p>♣$P$2</text:p>
          </table:table-cell>
          <table:table-cell table:formula="of:= COM.MICROSOFT.CONCAT(&quot;♣&quot;; CELL(&quot;address&quot;))" office:value-type="string" office:string-value="♣$Q$2" calcext:value-type="string">
            <text:p>♣$Q$2</text:p>
          </table:table-cell>
          <table:table-cell table:formula="of:= COM.MICROSOFT.CONCAT(&quot;♣&quot;; CELL(&quot;address&quot;))" office:value-type="string" office:string-value="♣$R$2" calcext:value-type="string">
            <text:p>♣$R$2</text:p>
          </table:table-cell>
          <table:table-cell table:formula="of:= COM.MICROSOFT.CONCAT(&quot;♣&quot;; CELL(&quot;address&quot;))" office:value-type="string" office:string-value="♣$S$2" calcext:value-type="string">
            <text:p>♣$S$2</text:p>
          </table:table-cell>
          <table:table-cell table:formula="of:= COM.MICROSOFT.CONCAT(&quot;♣&quot;; CELL(&quot;address&quot;))" office:value-type="string" office:string-value="♣$T$2" calcext:value-type="string">
            <text:p>♣$T$2</text:p>
          </table:table-cell>
          <table:table-cell table:formula="of:= COM.MICROSOFT.CONCAT(&quot;♣&quot;; CELL(&quot;address&quot;))" office:value-type="string" office:string-value="♣$U$2" calcext:value-type="string">
            <text:p>♣$U$2</text:p>
          </table:table-cell>
          <table:table-cell table:formula="of:= COM.MICROSOFT.CONCAT(&quot;♣&quot;; CELL(&quot;address&quot;))" office:value-type="string" office:string-value="♣$V$2" calcext:value-type="string">
            <text:p>♣$V$2</text:p>
          </table:table-cell>
          <table:table-cell table:formula="of:= COM.MICROSOFT.CONCAT(&quot;♣&quot;; CELL(&quot;address&quot;))" office:value-type="string" office:string-value="♣$W$2" calcext:value-type="string">
            <text:p>♣$W$2</text:p>
          </table:table-cell>
          <table:table-cell table:formula="of:= COM.MICROSOFT.CONCAT(&quot;♣&quot;; CELL(&quot;address&quot;))" office:value-type="string" office:string-value="♣$X$2" calcext:value-type="string">
            <text:p>♣$X$2</text:p>
          </table:table-cell>
          <table:table-cell table:formula="of:= COM.MICROSOFT.CONCAT(&quot;♣&quot;; CELL(&quot;address&quot;))" office:value-type="string" office:string-value="♣$Y$2" calcext:value-type="string">
            <text:p>♣$Y$2</text:p>
          </table:table-cell>
          <table:table-cell table:formula="of:= COM.MICROSOFT.CONCAT(&quot;♣&quot;; CELL(&quot;address&quot;))" office:value-type="string" office:string-value="♣$Z$2" calcext:value-type="string">
            <text:p>♣$Z$2</text:p>
          </table:table-cell>
          <table:table-cell table:formula="of:= COM.MICROSOFT.CONCAT(&quot;♣&quot;; CELL(&quot;address&quot;))" office:value-type="string" office:string-value="♣$AA$2" calcext:value-type="string">
            <text:p>♣$AA$2</text:p>
          </table:table-cell>
          <table:table-cell table:formula="of:= COM.MICROSOFT.CONCAT(&quot;♣&quot;; CELL(&quot;address&quot;))" office:value-type="string" office:string-value="♣$AB$2" calcext:value-type="string">
            <text:p>♣$AB$2</text:p>
          </table:table-cell>
          <table:table-cell table:formula="of:= COM.MICROSOFT.CONCAT(&quot;♣&quot;; CELL(&quot;address&quot;))" office:value-type="string" office:string-value="♣$AC$2" calcext:value-type="string">
            <text:p>♣$AC$2</text:p>
          </table:table-cell>
          <table:table-cell table:formula="of:= COM.MICROSOFT.CONCAT(&quot;♣&quot;; CELL(&quot;address&quot;))" office:value-type="string" office:string-value="♣$AD$2" calcext:value-type="string">
            <text:p>♣$AD$2</text:p>
          </table:table-cell>
          <table:table-cell table:formula="of:= COM.MICROSOFT.CONCAT(&quot;♣&quot;; CELL(&quot;address&quot;))" office:value-type="string" office:string-value="♣$AE$2" calcext:value-type="string">
            <text:p>♣$AE$2</text:p>
          </table:table-cell>
          <table:table-cell table:formula="of:= COM.MICROSOFT.CONCAT(&quot;♣&quot;; CELL(&quot;address&quot;))" office:value-type="string" office:string-value="♣$AF$2" calcext:value-type="string">
            <text:p>♣$AF$2</text:p>
          </table:table-cell>
          <table:table-cell table:formula="of:= COM.MICROSOFT.CONCAT(&quot;♣&quot;; CELL(&quot;address&quot;))" office:value-type="string" office:string-value="♣$AG$2" calcext:value-type="string">
            <text:p>♣$AG$2</text:p>
          </table:table-cell>
          <table:table-cell table:formula="of:= COM.MICROSOFT.CONCAT(&quot;♣&quot;; CELL(&quot;address&quot;))" office:value-type="string" office:string-value="♣$AH$2" calcext:value-type="string">
            <text:p>♣$AH$2</text:p>
          </table:table-cell>
          <table:table-cell table:formula="of:= COM.MICROSOFT.CONCAT(&quot;♣&quot;; CELL(&quot;address&quot;))" office:value-type="string" office:string-value="♣$AI$2" calcext:value-type="string">
            <text:p>♣$AI$2</text:p>
          </table:table-cell>
          <table:table-cell table:formula="of:= COM.MICROSOFT.CONCAT(&quot;♣&quot;; CELL(&quot;address&quot;))" office:value-type="string" office:string-value="♣$AJ$2" calcext:value-type="string">
            <text:p>♣$AJ$2</text:p>
          </table:table-cell>
          <table:table-cell table:formula="of:= COM.MICROSOFT.CONCAT(&quot;♣&quot;; CELL(&quot;address&quot;))" office:value-type="string" office:string-value="♣$AK$2" calcext:value-type="string">
            <text:p>♣$AK$2</text:p>
          </table:table-cell>
          <table:table-cell table:formula="of:= COM.MICROSOFT.CONCAT(&quot;♣&quot;; CELL(&quot;address&quot;))" office:value-type="string" office:string-value="♣$AL$2" calcext:value-type="string">
            <text:p>♣$AL$2</text:p>
          </table:table-cell>
          <table:table-cell table:formula="of:= COM.MICROSOFT.CONCAT(&quot;♣&quot;; CELL(&quot;address&quot;))" office:value-type="string" office:string-value="♣$AM$2" calcext:value-type="string">
            <text:p>♣$AM$2</text:p>
          </table:table-cell>
          <table:table-cell table:formula="of:= COM.MICROSOFT.CONCAT(&quot;♣&quot;; CELL(&quot;address&quot;))" office:value-type="string" office:string-value="♣$AN$2" calcext:value-type="string">
            <text:p>♣$AN$2</text:p>
          </table:table-cell>
          <table:table-cell table:formula="of:= COM.MICROSOFT.CONCAT(&quot;♣&quot;; CELL(&quot;address&quot;))" office:value-type="string" office:string-value="♣$AO$2" calcext:value-type="string">
            <text:p>♣$AO$2</text:p>
          </table:table-cell>
          <table:table-cell table:formula="of:= COM.MICROSOFT.CONCAT(&quot;♣&quot;; CELL(&quot;address&quot;))" office:value-type="string" office:string-value="♣$AP$2" calcext:value-type="string">
            <text:p>♣$AP$2</text:p>
          </table:table-cell>
          <table:table-cell table:formula="of:= COM.MICROSOFT.CONCAT(&quot;♣&quot;; CELL(&quot;address&quot;))" office:value-type="string" office:string-value="♣$AQ$2" calcext:value-type="string">
            <text:p>♣$AQ$2</text:p>
          </table:table-cell>
          <table:table-cell table:formula="of:= COM.MICROSOFT.CONCAT(&quot;♣&quot;; CELL(&quot;address&quot;))" office:value-type="string" office:string-value="♣$AR$2" calcext:value-type="string">
            <text:p>♣$AR$2</text:p>
          </table:table-cell>
          <table:table-cell table:formula="of:= COM.MICROSOFT.CONCAT(&quot;♣&quot;; CELL(&quot;address&quot;))" office:value-type="string" office:string-value="♣$AS$2" calcext:value-type="string">
            <text:p>♣$AS$2</text:p>
          </table:table-cell>
          <table:table-cell table:formula="of:= COM.MICROSOFT.CONCAT(&quot;♣&quot;; CELL(&quot;address&quot;))" office:value-type="string" office:string-value="♣$AT$2" calcext:value-type="string">
            <text:p>♣$AT$2</text:p>
          </table:table-cell>
          <table:table-cell table:formula="of:= COM.MICROSOFT.CONCAT(&quot;♣&quot;; CELL(&quot;address&quot;))" office:value-type="string" office:string-value="♣$AU$2" calcext:value-type="string">
            <text:p>♣$AU$2</text:p>
          </table:table-cell>
          <table:table-cell table:formula="of:= COM.MICROSOFT.CONCAT(&quot;♣&quot;; CELL(&quot;address&quot;))" office:value-type="string" office:string-value="♣$AV$2" calcext:value-type="string">
            <text:p>♣$AV$2</text:p>
          </table:table-cell>
          <table:table-cell table:formula="of:= COM.MICROSOFT.CONCAT(&quot;♣&quot;; CELL(&quot;address&quot;))" office:value-type="string" office:string-value="♣$AW$2" calcext:value-type="string">
            <text:p>♣$AW$2</text:p>
          </table:table-cell>
          <table:table-cell table:formula="of:= COM.MICROSOFT.CONCAT(&quot;♣&quot;; CELL(&quot;address&quot;))" office:value-type="string" office:string-value="♣$AX$2" calcext:value-type="string">
            <text:p>♣$AX$2</text:p>
          </table:table-cell>
          <table:table-cell table:formula="of:= COM.MICROSOFT.CONCAT(&quot;♣&quot;; CELL(&quot;address&quot;))" office:value-type="string" office:string-value="♣$AY$2" calcext:value-type="string">
            <text:p>♣$AY$2</text:p>
          </table:table-cell>
          <table:table-cell table:formula="of:= COM.MICROSOFT.CONCAT(&quot;♣&quot;; CELL(&quot;address&quot;))" office:value-type="string" office:string-value="♣$AZ$2" calcext:value-type="string">
            <text:p>♣$AZ$2</text:p>
          </table:table-cell>
          <table:table-cell table:formula="of:= COM.MICROSOFT.CONCAT(&quot;♣&quot;; CELL(&quot;address&quot;))" office:value-type="string" office:string-value="♣$BA$2" calcext:value-type="string">
            <text:p>♣$BA$2</text:p>
          </table:table-cell>
          <table:table-cell table:formula="of:= COM.MICROSOFT.CONCAT(&quot;♣&quot;; CELL(&quot;address&quot;))" office:value-type="string" office:string-value="♣$BB$2" calcext:value-type="string">
            <text:p>♣$BB$2</text:p>
          </table:table-cell>
          <table:table-cell table:formula="of:= COM.MICROSOFT.CONCAT(&quot;♣&quot;; CELL(&quot;address&quot;))" office:value-type="string" office:string-value="♣$BC$2" calcext:value-type="string">
            <text:p>♣$BC$2</text:p>
          </table:table-cell>
          <table:table-cell table:formula="of:= COM.MICROSOFT.CONCAT(&quot;♣&quot;; CELL(&quot;address&quot;))" office:value-type="string" office:string-value="♣$BD$2" calcext:value-type="string">
            <text:p>♣$BD$2</text:p>
          </table:table-cell>
          <table:table-cell table:formula="of:= COM.MICROSOFT.CONCAT(&quot;♣&quot;; CELL(&quot;address&quot;))" office:value-type="string" office:string-value="♣$BE$2" calcext:value-type="string">
            <text:p>♣$BE$2</text:p>
          </table:table-cell>
          <table:table-cell table:formula="of:= COM.MICROSOFT.CONCAT(&quot;♣&quot;; CELL(&quot;address&quot;))" office:value-type="string" office:string-value="♣$BF$2" calcext:value-type="string">
            <text:p>♣$BF$2</text:p>
          </table:table-cell>
          <table:table-cell table:formula="of:= COM.MICROSOFT.CONCAT(&quot;♣&quot;; CELL(&quot;address&quot;))" office:value-type="string" office:string-value="♣$BG$2" calcext:value-type="string">
            <text:p>♣$BG$2</text:p>
          </table:table-cell>
          <table:table-cell table:formula="of:= COM.MICROSOFT.CONCAT(&quot;♣&quot;; CELL(&quot;address&quot;))" office:value-type="string" office:string-value="♣$BH$2" calcext:value-type="string">
            <text:p>♣$BH$2</text:p>
          </table:table-cell>
          <table:table-cell table:formula="of:= COM.MICROSOFT.CONCAT(&quot;♣&quot;; CELL(&quot;address&quot;))" office:value-type="string" office:string-value="♣$BI$2" calcext:value-type="string">
            <text:p>♣$BI$2</text:p>
          </table:table-cell>
          <table:table-cell table:formula="of:= COM.MICROSOFT.CONCAT(&quot;♣&quot;; CELL(&quot;address&quot;))" office:value-type="string" office:string-value="♣$BJ$2" calcext:value-type="string">
            <text:p>♣$BJ$2</text:p>
          </table:table-cell>
          <table:table-cell table:formula="of:= COM.MICROSOFT.CONCAT(&quot;♣&quot;; CELL(&quot;address&quot;))" office:value-type="string" office:string-value="♣$BK$2" calcext:value-type="string">
            <text:p>♣$BK$2</text:p>
          </table:table-cell>
          <table:table-cell table:formula="of:= COM.MICROSOFT.CONCAT(&quot;♣&quot;; CELL(&quot;address&quot;))" office:value-type="string" office:string-value="♣$BL$2" calcext:value-type="string">
            <text:p>♣$BL$2</text:p>
          </table:table-cell>
          <table:table-cell table:formula="of:= COM.MICROSOFT.CONCAT(&quot;♣&quot;; CELL(&quot;address&quot;))" office:value-type="string" office:string-value="♣$BM$2" calcext:value-type="string">
            <text:p>♣$BM$2</text:p>
          </table:table-cell>
          <table:table-cell/>
          <table:table-cell table:formula="of:=COM.MICROSOFT.CONCAT(&quot;♦&quot;; CELL(&quot;address&quot;))" office:value-type="string" office:string-value="♦$BO$2" calcext:value-type="string">
            <text:p>♦$BO$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 COM.MICROSOFT.CONCAT(&quot;♣&quot;; CELL(&quot;address&quot;))" office:value-type="string" office:string-value="♣$A$3" calcext:value-type="string">
            <text:p>♣$A$3</text:p>
          </table:table-cell>
          <table:table-cell table:formula="of:= COM.MICROSOFT.CONCAT(&quot;♣&quot;; CELL(&quot;address&quot;))" office:value-type="string" office:string-value="♣$B$3" calcext:value-type="string">
            <text:p>♣$B$3</text:p>
          </table:table-cell>
          <table:table-cell table:formula="of:= COM.MICROSOFT.CONCAT(&quot;♣&quot;; CELL(&quot;address&quot;))" office:value-type="string" office:string-value="♣$C$3" calcext:value-type="string">
            <text:p>♣$C$3</text:p>
          </table:table-cell>
          <table:table-cell table:formula="of:= COM.MICROSOFT.CONCAT(&quot;♣&quot;; CELL(&quot;address&quot;))" office:value-type="string" office:string-value="♣$D$3" calcext:value-type="string">
            <text:p>♣$D$3</text:p>
          </table:table-cell>
          <table:table-cell table:formula="of:= COM.MICROSOFT.CONCAT(&quot;♣&quot;; CELL(&quot;address&quot;))" office:value-type="string" office:string-value="♣$E$3" calcext:value-type="string">
            <text:p>♣$E$3</text:p>
          </table:table-cell>
          <table:table-cell table:formula="of:= COM.MICROSOFT.CONCAT(&quot;♣&quot;; CELL(&quot;address&quot;))" office:value-type="string" office:string-value="♣$F$3" calcext:value-type="string">
            <text:p>♣$F$3</text:p>
          </table:table-cell>
          <table:table-cell table:formula="of:= COM.MICROSOFT.CONCAT(&quot;♣&quot;; CELL(&quot;address&quot;))" office:value-type="string" office:string-value="♣$G$3" calcext:value-type="string">
            <text:p>♣$G$3</text:p>
          </table:table-cell>
          <table:table-cell table:formula="of:= COM.MICROSOFT.CONCAT(&quot;♣&quot;; CELL(&quot;address&quot;))" office:value-type="string" office:string-value="♣$H$3" calcext:value-type="string">
            <text:p>♣$H$3</text:p>
          </table:table-cell>
          <table:table-cell table:formula="of:= COM.MICROSOFT.CONCAT(&quot;♣&quot;; CELL(&quot;address&quot;))" office:value-type="string" office:string-value="♣$I$3" calcext:value-type="string">
            <text:p>♣$I$3</text:p>
          </table:table-cell>
          <table:table-cell table:formula="of:= COM.MICROSOFT.CONCAT(&quot;♣&quot;; CELL(&quot;address&quot;))" office:value-type="string" office:string-value="♣$J$3" calcext:value-type="string">
            <text:p>♣$J$3</text:p>
          </table:table-cell>
          <table:table-cell table:formula="of:= COM.MICROSOFT.CONCAT(&quot;♣&quot;; CELL(&quot;address&quot;))" office:value-type="string" office:string-value="♣$K$3" calcext:value-type="string">
            <text:p>♣$K$3</text:p>
          </table:table-cell>
          <table:table-cell table:formula="of:= COM.MICROSOFT.CONCAT(&quot;♣&quot;; CELL(&quot;address&quot;))" office:value-type="string" office:string-value="♣$L$3" calcext:value-type="string">
            <text:p>♣$L$3</text:p>
          </table:table-cell>
          <table:table-cell table:formula="of:= COM.MICROSOFT.CONCAT(&quot;♣&quot;; CELL(&quot;address&quot;))" office:value-type="string" office:string-value="♣$M$3" calcext:value-type="string">
            <text:p>♣$M$3</text:p>
          </table:table-cell>
          <table:table-cell table:formula="of:= COM.MICROSOFT.CONCAT(&quot;♣&quot;; CELL(&quot;address&quot;))" office:value-type="string" office:string-value="♣$N$3" calcext:value-type="string">
            <text:p>♣$N$3</text:p>
          </table:table-cell>
          <table:table-cell table:formula="of:= COM.MICROSOFT.CONCAT(&quot;♣&quot;; CELL(&quot;address&quot;))" office:value-type="string" office:string-value="♣$O$3" calcext:value-type="string">
            <text:p>♣$O$3</text:p>
          </table:table-cell>
          <table:table-cell table:formula="of:= COM.MICROSOFT.CONCAT(&quot;♣&quot;; CELL(&quot;address&quot;))" office:value-type="string" office:string-value="♣$P$3" calcext:value-type="string">
            <text:p>♣$P$3</text:p>
          </table:table-cell>
          <table:table-cell table:formula="of:= COM.MICROSOFT.CONCAT(&quot;♣&quot;; CELL(&quot;address&quot;))" office:value-type="string" office:string-value="♣$Q$3" calcext:value-type="string">
            <text:p>♣$Q$3</text:p>
          </table:table-cell>
          <table:table-cell table:formula="of:= COM.MICROSOFT.CONCAT(&quot;♣&quot;; CELL(&quot;address&quot;))" office:value-type="string" office:string-value="♣$R$3" calcext:value-type="string">
            <text:p>♣$R$3</text:p>
          </table:table-cell>
          <table:table-cell table:formula="of:= COM.MICROSOFT.CONCAT(&quot;♣&quot;; CELL(&quot;address&quot;))" office:value-type="string" office:string-value="♣$S$3" calcext:value-type="string">
            <text:p>♣$S$3</text:p>
          </table:table-cell>
          <table:table-cell table:formula="of:= COM.MICROSOFT.CONCAT(&quot;♣&quot;; CELL(&quot;address&quot;))" office:value-type="string" office:string-value="♣$T$3" calcext:value-type="string">
            <text:p>♣$T$3</text:p>
          </table:table-cell>
          <table:table-cell table:formula="of:= COM.MICROSOFT.CONCAT(&quot;♣&quot;; CELL(&quot;address&quot;))" office:value-type="string" office:string-value="♣$U$3" calcext:value-type="string">
            <text:p>♣$U$3</text:p>
          </table:table-cell>
          <table:table-cell table:formula="of:= COM.MICROSOFT.CONCAT(&quot;♣&quot;; CELL(&quot;address&quot;))" office:value-type="string" office:string-value="♣$V$3" calcext:value-type="string">
            <text:p>♣$V$3</text:p>
          </table:table-cell>
          <table:table-cell table:formula="of:= COM.MICROSOFT.CONCAT(&quot;♣&quot;; CELL(&quot;address&quot;))" office:value-type="string" office:string-value="♣$W$3" calcext:value-type="string">
            <text:p>♣$W$3</text:p>
          </table:table-cell>
          <table:table-cell table:formula="of:= COM.MICROSOFT.CONCAT(&quot;♣&quot;; CELL(&quot;address&quot;))" office:value-type="string" office:string-value="♣$X$3" calcext:value-type="string">
            <text:p>♣$X$3</text:p>
          </table:table-cell>
          <table:table-cell table:formula="of:= COM.MICROSOFT.CONCAT(&quot;♣&quot;; CELL(&quot;address&quot;))" office:value-type="string" office:string-value="♣$Y$3" calcext:value-type="string">
            <text:p>♣$Y$3</text:p>
          </table:table-cell>
          <table:table-cell table:formula="of:= COM.MICROSOFT.CONCAT(&quot;♣&quot;; CELL(&quot;address&quot;))" office:value-type="string" office:string-value="♣$Z$3" calcext:value-type="string">
            <text:p>♣$Z$3</text:p>
          </table:table-cell>
          <table:table-cell table:formula="of:= COM.MICROSOFT.CONCAT(&quot;♣&quot;; CELL(&quot;address&quot;))" office:value-type="string" office:string-value="♣$AA$3" calcext:value-type="string">
            <text:p>♣$AA$3</text:p>
          </table:table-cell>
          <table:table-cell table:formula="of:= COM.MICROSOFT.CONCAT(&quot;♣&quot;; CELL(&quot;address&quot;))" office:value-type="string" office:string-value="♣$AB$3" calcext:value-type="string">
            <text:p>♣$AB$3</text:p>
          </table:table-cell>
          <table:table-cell table:formula="of:= COM.MICROSOFT.CONCAT(&quot;♣&quot;; CELL(&quot;address&quot;))" office:value-type="string" office:string-value="♣$AC$3" calcext:value-type="string">
            <text:p>♣$AC$3</text:p>
          </table:table-cell>
          <table:table-cell table:formula="of:= COM.MICROSOFT.CONCAT(&quot;♣&quot;; CELL(&quot;address&quot;))" office:value-type="string" office:string-value="♣$AD$3" calcext:value-type="string">
            <text:p>♣$AD$3</text:p>
          </table:table-cell>
          <table:table-cell table:formula="of:= COM.MICROSOFT.CONCAT(&quot;♣&quot;; CELL(&quot;address&quot;))" office:value-type="string" office:string-value="♣$AE$3" calcext:value-type="string">
            <text:p>♣$AE$3</text:p>
          </table:table-cell>
          <table:table-cell table:formula="of:= COM.MICROSOFT.CONCAT(&quot;♣&quot;; CELL(&quot;address&quot;))" office:value-type="string" office:string-value="♣$AF$3" calcext:value-type="string">
            <text:p>♣$AF$3</text:p>
          </table:table-cell>
          <table:table-cell table:formula="of:= COM.MICROSOFT.CONCAT(&quot;♣&quot;; CELL(&quot;address&quot;))" office:value-type="string" office:string-value="♣$AG$3" calcext:value-type="string">
            <text:p>♣$AG$3</text:p>
          </table:table-cell>
          <table:table-cell table:formula="of:= COM.MICROSOFT.CONCAT(&quot;♣&quot;; CELL(&quot;address&quot;))" office:value-type="string" office:string-value="♣$AH$3" calcext:value-type="string">
            <text:p>♣$AH$3</text:p>
          </table:table-cell>
          <table:table-cell table:formula="of:= COM.MICROSOFT.CONCAT(&quot;♣&quot;; CELL(&quot;address&quot;))" office:value-type="string" office:string-value="♣$AI$3" calcext:value-type="string">
            <text:p>♣$AI$3</text:p>
          </table:table-cell>
          <table:table-cell table:formula="of:= COM.MICROSOFT.CONCAT(&quot;♣&quot;; CELL(&quot;address&quot;))" office:value-type="string" office:string-value="♣$AJ$3" calcext:value-type="string">
            <text:p>♣$AJ$3</text:p>
          </table:table-cell>
          <table:table-cell table:formula="of:= COM.MICROSOFT.CONCAT(&quot;♣&quot;; CELL(&quot;address&quot;))" office:value-type="string" office:string-value="♣$AK$3" calcext:value-type="string">
            <text:p>♣$AK$3</text:p>
          </table:table-cell>
          <table:table-cell table:formula="of:= COM.MICROSOFT.CONCAT(&quot;♣&quot;; CELL(&quot;address&quot;))" office:value-type="string" office:string-value="♣$AL$3" calcext:value-type="string">
            <text:p>♣$AL$3</text:p>
          </table:table-cell>
          <table:table-cell table:formula="of:= COM.MICROSOFT.CONCAT(&quot;♣&quot;; CELL(&quot;address&quot;))" office:value-type="string" office:string-value="♣$AM$3" calcext:value-type="string">
            <text:p>♣$AM$3</text:p>
          </table:table-cell>
          <table:table-cell table:formula="of:= COM.MICROSOFT.CONCAT(&quot;♣&quot;; CELL(&quot;address&quot;))" office:value-type="string" office:string-value="♣$AN$3" calcext:value-type="string">
            <text:p>♣$AN$3</text:p>
          </table:table-cell>
          <table:table-cell table:formula="of:= COM.MICROSOFT.CONCAT(&quot;♣&quot;; CELL(&quot;address&quot;))" office:value-type="string" office:string-value="♣$AO$3" calcext:value-type="string">
            <text:p>♣$AO$3</text:p>
          </table:table-cell>
          <table:table-cell table:formula="of:= COM.MICROSOFT.CONCAT(&quot;♣&quot;; CELL(&quot;address&quot;))" office:value-type="string" office:string-value="♣$AP$3" calcext:value-type="string">
            <text:p>♣$AP$3</text:p>
          </table:table-cell>
          <table:table-cell table:formula="of:= COM.MICROSOFT.CONCAT(&quot;♣&quot;; CELL(&quot;address&quot;))" office:value-type="string" office:string-value="♣$AQ$3" calcext:value-type="string">
            <text:p>♣$AQ$3</text:p>
          </table:table-cell>
          <table:table-cell table:formula="of:= COM.MICROSOFT.CONCAT(&quot;♣&quot;; CELL(&quot;address&quot;))" office:value-type="string" office:string-value="♣$AR$3" calcext:value-type="string">
            <text:p>♣$AR$3</text:p>
          </table:table-cell>
          <table:table-cell table:formula="of:= COM.MICROSOFT.CONCAT(&quot;♣&quot;; CELL(&quot;address&quot;))" office:value-type="string" office:string-value="♣$AS$3" calcext:value-type="string">
            <text:p>♣$AS$3</text:p>
          </table:table-cell>
          <table:table-cell table:formula="of:= COM.MICROSOFT.CONCAT(&quot;♣&quot;; CELL(&quot;address&quot;))" office:value-type="string" office:string-value="♣$AT$3" calcext:value-type="string">
            <text:p>♣$AT$3</text:p>
          </table:table-cell>
          <table:table-cell table:formula="of:= COM.MICROSOFT.CONCAT(&quot;♣&quot;; CELL(&quot;address&quot;))" office:value-type="string" office:string-value="♣$AU$3" calcext:value-type="string">
            <text:p>♣$AU$3</text:p>
          </table:table-cell>
          <table:table-cell table:formula="of:= COM.MICROSOFT.CONCAT(&quot;♣&quot;; CELL(&quot;address&quot;))" office:value-type="string" office:string-value="♣$AV$3" calcext:value-type="string">
            <text:p>♣$AV$3</text:p>
          </table:table-cell>
          <table:table-cell table:formula="of:= COM.MICROSOFT.CONCAT(&quot;♣&quot;; CELL(&quot;address&quot;))" office:value-type="string" office:string-value="♣$AW$3" calcext:value-type="string">
            <text:p>♣$AW$3</text:p>
          </table:table-cell>
          <table:table-cell table:formula="of:= COM.MICROSOFT.CONCAT(&quot;♣&quot;; CELL(&quot;address&quot;))" office:value-type="string" office:string-value="♣$AX$3" calcext:value-type="string">
            <text:p>♣$AX$3</text:p>
          </table:table-cell>
          <table:table-cell table:formula="of:= COM.MICROSOFT.CONCAT(&quot;♣&quot;; CELL(&quot;address&quot;))" office:value-type="string" office:string-value="♣$AY$3" calcext:value-type="string">
            <text:p>♣$AY$3</text:p>
          </table:table-cell>
          <table:table-cell table:formula="of:= COM.MICROSOFT.CONCAT(&quot;♣&quot;; CELL(&quot;address&quot;))" office:value-type="string" office:string-value="♣$AZ$3" calcext:value-type="string">
            <text:p>♣$AZ$3</text:p>
          </table:table-cell>
          <table:table-cell table:formula="of:= COM.MICROSOFT.CONCAT(&quot;♣&quot;; CELL(&quot;address&quot;))" office:value-type="string" office:string-value="♣$BA$3" calcext:value-type="string">
            <text:p>♣$BA$3</text:p>
          </table:table-cell>
          <table:table-cell table:formula="of:= COM.MICROSOFT.CONCAT(&quot;♣&quot;; CELL(&quot;address&quot;))" office:value-type="string" office:string-value="♣$BB$3" calcext:value-type="string">
            <text:p>♣$BB$3</text:p>
          </table:table-cell>
          <table:table-cell table:formula="of:= COM.MICROSOFT.CONCAT(&quot;♣&quot;; CELL(&quot;address&quot;))" office:value-type="string" office:string-value="♣$BC$3" calcext:value-type="string">
            <text:p>♣$BC$3</text:p>
          </table:table-cell>
          <table:table-cell table:formula="of:= COM.MICROSOFT.CONCAT(&quot;♣&quot;; CELL(&quot;address&quot;))" office:value-type="string" office:string-value="♣$BD$3" calcext:value-type="string">
            <text:p>♣$BD$3</text:p>
          </table:table-cell>
          <table:table-cell table:formula="of:= COM.MICROSOFT.CONCAT(&quot;♣&quot;; CELL(&quot;address&quot;))" office:value-type="string" office:string-value="♣$BE$3" calcext:value-type="string">
            <text:p>♣$BE$3</text:p>
          </table:table-cell>
          <table:table-cell table:formula="of:= COM.MICROSOFT.CONCAT(&quot;♣&quot;; CELL(&quot;address&quot;))" office:value-type="string" office:string-value="♣$BF$3" calcext:value-type="string">
            <text:p>♣$BF$3</text:p>
          </table:table-cell>
          <table:table-cell table:formula="of:= COM.MICROSOFT.CONCAT(&quot;♣&quot;; CELL(&quot;address&quot;))" office:value-type="string" office:string-value="♣$BG$3" calcext:value-type="string">
            <text:p>♣$BG$3</text:p>
          </table:table-cell>
          <table:table-cell table:formula="of:= COM.MICROSOFT.CONCAT(&quot;♣&quot;; CELL(&quot;address&quot;))" office:value-type="string" office:string-value="♣$BH$3" calcext:value-type="string">
            <text:p>♣$BH$3</text:p>
          </table:table-cell>
          <table:table-cell table:formula="of:= COM.MICROSOFT.CONCAT(&quot;♣&quot;; CELL(&quot;address&quot;))" office:value-type="string" office:string-value="♣$BI$3" calcext:value-type="string">
            <text:p>♣$BI$3</text:p>
          </table:table-cell>
          <table:table-cell table:formula="of:= COM.MICROSOFT.CONCAT(&quot;♣&quot;; CELL(&quot;address&quot;))" office:value-type="string" office:string-value="♣$BJ$3" calcext:value-type="string">
            <text:p>♣$BJ$3</text:p>
          </table:table-cell>
          <table:table-cell table:formula="of:= COM.MICROSOFT.CONCAT(&quot;♣&quot;; CELL(&quot;address&quot;))" office:value-type="string" office:string-value="♣$BK$3" calcext:value-type="string">
            <text:p>♣$BK$3</text:p>
          </table:table-cell>
          <table:table-cell table:formula="of:= COM.MICROSOFT.CONCAT(&quot;♣&quot;; CELL(&quot;address&quot;))" office:value-type="string" office:string-value="♣$BL$3" calcext:value-type="string">
            <text:p>♣$BL$3</text:p>
          </table:table-cell>
          <table:table-cell table:formula="of:= COM.MICROSOFT.CONCAT(&quot;♣&quot;; CELL(&quot;address&quot;))" office:value-type="string" office:string-value="♣$BM$3" calcext:value-type="string">
            <text:p>♣$BM$3</text:p>
          </table:table-cell>
          <table:table-cell/>
          <table:table-cell table:formula="of:=COM.MICROSOFT.CONCAT(&quot;♦&quot;; CELL(&quot;address&quot;))" office:value-type="string" office:string-value="♦$BO$3" calcext:value-type="string">
            <text:p>♦$BO$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6"/>
          <table:table-cell table:formula="of:=COM.MICROSOFT.CONCAT(&quot;♦&quot;; CELL(&quot;address&quot;))" office:value-type="string" office:string-value="♦$BO$4" calcext:value-type="string">
            <text:p>♦$BO$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6"/>
          <table:table-cell table:formula="of:=COM.MICROSOFT.CONCAT(&quot;♦&quot;; CELL(&quot;address&quot;))" office:value-type="string" office:string-value="♦$BO$5" calcext:value-type="string">
            <text:p>♦$BO$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formula="of:= COM.MICROSOFT.CONCAT(&quot;♥&quot;; CELL(&quot;address&quot;))" office:value-type="string" office:string-value="♥$E$6" calcext:value-type="string">
            <text:p>♥$E$6</text:p>
          </table:table-cell>
          <table:table-cell table:number-columns-repeated="63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1:34:41.007061000</meta:creation-date>
    <dc:date>2026-01-14T11:44:21.362558000</dc:date>
    <meta:editing-duration>PT9M41S</meta:editing-duration>
    <meta:editing-cycles>1</meta:editing-cycles>
    <meta:document-statistic meta:table-count="1" meta:cell-count="206" meta:object-count="0"/>
    <meta:generator>LibreOffice/25.8.4.2$MacOSX_X86_64 LibreOffice_project/290daaa01b999472f0c7a3890eb6a550fd74c6df</meta:generator>
  </office:meta>
</office:document-meta>
</file>